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4.14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a3a3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>
            <text:p>N° indiv.</text:p>
          </table:table-cell>
          <table:table-cell table:style-name="ce1" office:value-type="string">
            <text:p>Nom naissance</text:p>
          </table:table-cell>
          <table:table-cell table:style-name="ce1" office:value-type="string">
            <text:p>Nom usage</text:p>
          </table:table-cell>
          <table:table-cell table:style-name="ce1" office:value-type="string">
            <text:p>Prénoms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 naissance</text:p>
          </table:table-cell>
          <table:table-cell table:style-name="ce1" office:value-type="string">
            <text:p>Ville naissance</text:p>
          </table:table-cell>
          <table:table-cell table:style-name="ce1" office:value-type="string">
            <text:p>Situation familiale</text:p>
          </table:table-cell>
          <table:table-cell table:style-name="ce1" office:value-type="string">
            <text:p>Chef famill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Date arrivée</text:p>
          </table:table-cell>
          <table:table-cell table:style-name="ce1" office:value-type="string">
            <text:p>Id famil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resse</text:p>
          </table:table-cell>
          <table:table-cell table:style-name="ce3" table:number-columns-repeated="1009"/>
        </table:table-row>
        <table:table-row table:style-name="ro2">
          <table:table-cell table:style-name="ce2" office:value-type="string">
            <text:p>[block1;block=begin]<text:span text:style-name="T1">[block1.id]</text:span></text:p>
          </table:table-cell>
          <table:table-cell office:value-type="string">
            <text:p>[block1.nomNaissance]</text:p>
          </table:table-cell>
          <table:table-cell office:value-type="string">
            <text:p>[block1.nomUsage]</text:p>
          </table:table-cell>
          <table:table-cell office:value-type="string">
            <text:p>[block1.prenoms]</text:p>
          </table:table-cell>
          <table:table-cell office:value-type="string">
            <text:p>[block1.titre]</text:p>
          </table:table-cell>
          <table:table-cell office:value-type="string">
            <text:p>[block1.sexe]</text:p>
          </table:table-cell>
          <table:table-cell office:value-type="string">
            <text:p>[block1.dateNaissance]</text:p>
          </table:table-cell>
          <table:table-cell office:value-type="string">
            <text:p>[block1.villeNaissance]</text:p>
          </table:table-cell>
          <table:table-cell office:value-type="string">
            <text:p>[block1.situationFamiliale]</text:p>
          </table:table-cell>
          <table:table-cell office:value-type="string">
            <text:p>[block1.chefFamille]</text:p>
          </table:table-cell>
          <table:table-cell office:value-type="string">
            <text:p>[block1.profession]</text:p>
          </table:table-cell>
          <table:table-cell office:value-type="string">
            <text:p>[block1.dateArrivee]</text:p>
          </table:table-cell>
          <table:table-cell office:value-type="string">
            <text:p>[block1.idFamille]</text:p>
          </table:table-cell>
          <table:table-cell office:value-type="string">
            <text:p>[block1.email]</text:p>
          </table:table-cell>
          <table:table-cell office:value-type="string">
            <text:p>[block1.adresse]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[block1;block=end]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2-10-08T17:54:40</dc:date>
    <dc:creator>paccalfl </dc:creator>
    <meta:editing-duration>PT12H30M4S</meta:editing-duration>
    <meta:editing-cycles>71</meta:editing-cycles>
    <meta:document-statistic meta:table-count="1" meta:cell-count="31" meta:object-count="0"/>
  </office:meta>
</office:document-meta>
</file>